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space" fo:text-indent="-0.15in" fo:margin-left="0.6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<text:tab/>CS241 </text:span>Project 3<text:span text:style-name="T2"> </text:span></text:h>
      <text:h text:style-name="Heading_20_2" text:outline-level="2">Synopsis</text:h>
      <text:p text:style-name="Standard">Implement the <text:span text:style-name="T4">Triangle Scanline</text:span> algorithm with <text:span text:style-name="T4">Z-buffer</text:span><text:span text:style-name="T5"> depth testing</text:span>.</text:p>
      <text:h text:style-name="Heading_20_2" text:outline-level="2">Instructions</text:h>
      <text:p text:style-name="Standard">Use the previous project (the clipper) as a starting point for this project. <text:s/>At each call to <text:span text:style-name="T4">DrawScene</text:span> (in <text:span text:style-name="T4">render.cpp</text:span>) </text:p>
      <text:list xml:id="list774178111" text:style-name="L1">
        <text:list-item>
          <text:p text:style-name="P1">ensure you have a Z-buffer of the size specified by <text:span text:style-name="T4">DrawScene's</text:span> <text:span text:style-name="T4">width</text:span> and <text:span text:style-name="T4">height</text:span> parameters. </text:p>
        </text:list-item>
        <text:list-item>
          <text:p text:style-name="P1">Extract all the polygons from the scene,</text:p>
        </text:list-item>
        <text:list-item>
          <text:p text:style-name="P1">transform vertices (from Project 1),</text:p>
        </text:list-item>
        <text:list-item>
          <text:p text:style-name="P1">clip to the view frustum (Project 2),</text:p>
        </text:list-item>
        <text:list-item>
          <text:p text:style-name="P1">transform to pixel coordinates, <text:line-break/><text:tab/><draw:frame draw:style-name="fr1" draw:name="Object1" text:anchor-type="as-char" svg:width="5.4728in" svg:height="0.1902in" draw:z-index="0"><draw:object xlink:href="./Object 1" xlink:type="simple" xlink:show="embed" xlink:actuate="onLoad"/><draw:image xlink:href="./ObjectReplacements/Object 1" xlink:type="simple" xlink:show="embed" xlink:actuate="onLoad"/></draw:frame>,</text:p>
        </text:list-item>
        <text:list-item>
          <text:p text:style-name="P1">split polygon into triangles, and</text:p>
        </text:list-item>
        <text:list-item>
          <text:p text:style-name="P1">render each triangle to the screen via the Z-buffer/scanline algorithm.</text:p>
        </text:list-item>
      </text:list>
      <text:p text:style-name="Standard">Several modifications will need to be made to the current framework to put OpenGL into a pixel drawing mode rather than a polygon drawing mode. (See the provided example <text:span text:style-name="T4">render.cpp</text:span> for details.)</text:p>
      <text:list xml:id="list1171824052" text:style-name="L2">
        <text:list-item>
          <text:list>
            <text:list-item>
              <text:p text:style-name="P2">Use <text:span text:style-name="T4">glDisable(GL_DEPTH_TEST) </text:span>to disable OpenGL's depth testing.</text:p>
            </text:list-item>
            <text:list-item>
              <text:p text:style-name="P2">Use <text:span text:style-name="T4">gluOrtho2D(0,width,0,height)</text:span> to setup individual pixel addressing.</text:p>
            </text:list-item>
            <text:list-item>
              <text:p text:style-name="P2">Use <text:span text:style-name="T4">glBegin(GL_POINTS)</text:span> to specify pixel drawing.</text:p>
            </text:list-item>
            <text:list-item>
              <text:p text:style-name="P2">Use <text:span text:style-name="T4">glPointSize(1.0)</text:span> to specify that points will be a single pixel in size.</text:p>
            </text:list-item>
            <text:list-item>
              <text:p text:style-name="P2">Use <text:span text:style-name="T4">glMaterialfv(...)</text:span> and <text:span text:style-name="T4">glNormal3fv(...)</text:span> to setup the lighting parameters.</text:p>
            </text:list-item>
            <text:list-item>
              <text:p text:style-name="P2">Use <text:span text:style-name="T4">glVertex2f(px, py)</text:span> to draw a single pixel at pixel coordinate (px,py).</text:p>
            </text:list-item>
          </text:list>
        </text:list-item>
      </text:list>
      <text:h text:style-name="Heading_20_2" text:outline-level="2">Project Report</text:h>
      <text:p text:style-name="Standard">As always, submit a <text:span text:style-name="T4">succinct</text:span> project report with your project, describing anything I need in order to understand your implementation.<text:span text:style-name="T3"> <text:s/>Place your project report in a text file named </text:span><text:span text:style-name="T2">report.txt</text:span><text:span text:style-name="T3"> (or </text:span><text:span text:style-name="T2">report.doc</text:span><text:span text:style-name="T3"> or </text:span><text:span text:style-name="T2">report.odt</text:span><text:span text:style-name="T3"> if you (unnecessarily) insist on producing a formatted document).</text:span></text:p>
      <text:h text:style-name="Heading_20_2" text:outline-level="2">To submit</text:h>
      <text:p text:style-name="Standard"><text:span text:style-name="T3">Create a zip file containing only your report, and your source code </text:span><text:span text:style-name="T2">*.cpp,</text:span><text:span text:style-name="T3"> </text:span><text:span text:style-name="T2">*.h</text:span><text:span text:style-name="T3"> and </text:span><text:span text:style-name="T2">*.vcproj</text:span><text:span text:style-name="T3"> files </text:span><text:span text:style-name="T6">and nothing else. <text:s/></text:span><text:span text:style-name="T3">Submit the </text:span><text:span text:style-name="T2">zip</text:span><text:span text:style-name="T3"> file via the Moodle class web page.</text:span></text:p>
      <text:h text:style-name="Heading_20_2" text:outline-level="2">Grading Basis</text:h>
      <text:p text:style-name="Standard">Grading will be on a 100 point basis, with the following distribution:</text:p>
      <text:list xml:id="list581872440" text:style-name="L3">
        <text:list-item>
          <text:p text:style-name="P3"><text:span text:style-name="T4">Accuracy:</text:span> 60%, judgment based on looking at the results on the screen.</text:p>
        </text:list-item>
        <text:list-item>
          <text:p text:style-name="P3"><text:span text:style-name="T4">Efficiency:</text:span> 20%, judgment based on frame rate.</text:p>
        </text:list-item>
        <text:list-item>
          <text:p text:style-name="P3"><text:span text:style-name="T4">Code:</text:span> 10%, judgment based on looking at the code for proper implementation and reasonable coding and commenting practices.</text:p>
        </text:list-item>
        <text:list-item>
          <text:p text:style-name="P3"><text:span text:style-name="T4">Project report: </text:span>10%, judgment based on how succinctly and accurately the project report describes your implement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3in" fo:margin-right="0in" fo:margin-top="0in" fo:margin-bottom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2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402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list-style-name="List_20_1" style:class="list" style:master-page-name="">
      <style:paragraph-properties fo:margin-left="0.3in" fo:margin-right="0in" fo:margin-top="0in" fo:margin-bottom="0in" fo:text-indent="0in" style:auto-text-indent="false" style:page-number="auto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xli</meta:initial-creator>
    <meta:creation-date>2004-05-24T12:06:00</meta:creation-date>
    <dc:date>2011-10-17T11:19:38</dc:date>
    <meta:print-date>2005-11-08T12:23:49</meta:print-date>
    <meta:editing-cycles>102</meta:editing-cycles>
    <meta:editing-duration>P3DT9H28M1S</meta:editing-duration>
    <dc:creator>Gary Herron</dc:creator>
    <meta:document-statistic meta:table-count="0" meta:image-count="0" meta:object-count="1" meta:page-count="1" meta:paragraph-count="30" meta:word-count="335" meta:character-count="2107" meta:non-whitespace-character-count="18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x</math:mi>
          <math:mi>,</math:mi>
          <math:mi>y</math:mi>
          <math:mi>,</math:mi>
          <math:mi>z</math:mi>
          <math:mi>,</math:mi>
          <math:mi>w</math:mi>
        </math:mrow>
        <math:mo math:stretchy="false">)</math:mo>
      </math:mrow>
      <math:mrow>
        <math:mi/>
        <math:mo math:stretchy="false">→</math:mo>
        <math:mi/>
      </math:mrow>
      <math:mrow>
        <math:mo math:stretchy="false">(</math:mo>
        <math:mrow>
          <math:mrow>
            <math:mi>x</math:mi>
            <math:mo math:stretchy="false">/</math:mo>
            <math:mi>w</math:mi>
          </math:mrow>
          <math:mrow>
            <math:mi/>
            <math:mo math:stretchy="false">∗</math:mo>
            <math:mi/>
          </math:mrow>
          <math:mrow>
            <math:mi math:fontstyle="italic">width</math:mi>
            <math:mo math:stretchy="false">/</math:mo>
            <math:mn>2</math:mn>
          </math:mrow>
          <math:mrow>
            <math:mi/>
            <math:mo math:stretchy="false">+</math:mo>
            <math:mi/>
          </math:mrow>
          <math:mrow>
            <math:mi math:fontstyle="italic">width</math:mi>
            <math:mo math:stretchy="false">/</math:mo>
            <math:mn>2,</math:mn>
          </math:mrow>
          <math:mi/>
          <math:mrow>
            <math:mi>y</math:mi>
            <math:mo math:stretchy="false">/</math:mo>
            <math:mi>w</math:mi>
          </math:mrow>
          <math:mrow>
            <math:mi/>
            <math:mo math:stretchy="false">∗</math:mo>
            <math:mi/>
          </math:mrow>
          <math:mrow>
            <math:mi math:fontstyle="italic">height</math:mi>
            <math:mo math:stretchy="false">/</math:mo>
            <math:mn>2</math:mn>
          </math:mrow>
          <math:mrow>
            <math:mi/>
            <math:mo math:stretchy="false">+</math:mo>
            <math:mi/>
          </math:mrow>
          <math:mrow>
            <math:mi math:fontstyle="italic">height</math:mi>
            <math:mo math:stretchy="false">/</math:mo>
            <math:mn>2,</math:mn>
          </math:mrow>
          <math:mi/>
          <math:mrow>
            <math:mi>z</math:mi>
            <math:mo math:stretchy="false">/</math:mo>
            <math:mi>w</math:mi>
          </math:mrow>
        </math:mrow>
        <math:mo math:stretchy="false">)</math:mo>
      </math:mrow>
    </math:mrow>
    <math:annotation math:encoding="StarMath 5.0">(x,y,z,w) ~toward~ (x/w `*`  width/2 `+` width/2, ~ y/w `*`  height/2 `+` height/2, ~z/w)</math:annotation>
  </math:semantics>
</math:math>
</file>